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025e5" officeooo:paragraph-rsid="000025e5"/>
    </style:style>
    <style:style style:name="P2" style:family="paragraph" style:parent-style-name="Standard">
      <style:text-properties officeooo:rsid="000025e5" officeooo:paragraph-rsid="0002ceb5"/>
    </style:style>
    <style:style style:name="P3" style:family="paragraph" style:parent-style-name="Standard">
      <style:text-properties officeooo:rsid="0001ca71" officeooo:paragraph-rsid="0001ca71"/>
    </style:style>
    <style:style style:name="P4" style:family="paragraph" style:parent-style-name="Standard">
      <style:text-properties officeooo:rsid="0004037d" officeooo:paragraph-rsid="0004037d"/>
    </style:style>
    <style:style style:name="P5" style:family="paragraph" style:parent-style-name="Standard">
      <style:text-properties fo:font-weight="normal" officeooo:rsid="0004037d" officeooo:paragraph-rsid="0004037d" style:font-weight-asian="normal" style:font-weight-complex="normal"/>
    </style:style>
    <style:style style:name="T1" style:family="text">
      <style:text-properties officeooo:rsid="0002ce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- Manifesto ágil</text:span></text:p>
      <text:p text:style-name="P2"/>
      <text:p text:style-name="P2"/>
      <text:p text:style-name="P2">Uma vez um agilista (praticante de metodologias ágeis) me contou que colocou o prelúdio inteiro do Star Wars – Episódio V dentro de um documento de requisitos. Ele trabalhava no departamento de tecnologia do estado de Washington. Passaram-se 5 anos e ninguém nunca falou nada. Detalhe importante: havia o nome dele registrado no documento. <text:span text:style-name="T1">[3]</text:span></text:p>
      <text:p text:style-name="P2"/>
      <text:p text:style-name="P1"/>
      <text:p text:style-name="P1"><text:a xlink:type="simple" xlink:href="https://www.projectbuilder.com.br/blog/quais-sao-os-principais-tipos-de-metodos-ageis/" text:style-name="Internet_20_link" text:visited-style-name="Visited_20_Internet_20_Link"/></text:p>
      <text:p text:style-name="P1"><text:a xlink:type="simple" xlink:href="https://www.projectbuilder.com.br/blog/quais-sao-os-principais-tipos-de-metodos-ageis/" text:style-name="Internet_20_link" text:visited-style-name="Visited_20_Internet_20_Link">https://www.projectbuilder.com.br/blog/quais-sao-os-principais-tipos-de-metodos-ageis/</text:a></text:p>
      <text:p text:style-name="P1"/>
      <text:p text:style-name="P3"><text:a xlink:type="simple" xlink:href="https://www.culturaagil.com.br/o-que-sao-metodos-ageis/" text:style-name="Internet_20_link" text:visited-style-name="Visited_20_Internet_20_Link">https://www.culturaagil.com.br/o-que-sao-metodos-ageis/</text:a></text:p>
      <text:p text:style-name="P3"/>
      <text:p text:style-name="P4"><text:a xlink:type="simple" xlink:href="https://targetteal.com/pt/blog/o-que-sao-metodologias-ageis/" text:style-name="Internet_20_link" text:visited-style-name="Visited_20_Internet_20_Link">https://targetteal.com/pt/blog/o-que-sao-metodologias-ageis/</text:a></text:p>
      <text:p text:style-name="P4"/>
      <text:p text:style-name="P4"><text:a xlink:type="simple" xlink:href="https://becode.com.br/manifesto-agil-e-top-metodologias-ageis/" text:style-name="Internet_20_link" text:visited-style-name="Visited_20_Internet_20_Link">https://becode.com.br/manifesto-agil-e-top-metodologias-ageis/</text:a></text:p>
      <text:p text:style-name="P4"/>
      <text:p text:style-name="P5"><text:a xlink:type="simple" xlink:href="https://becode.com.br/scrum-para-iniciantes/" text:style-name="Internet_20_link" text:visited-style-name="Visited_20_Internet_20_Link">https://becode.com.br/scrum-para-iniciantes/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3:04:58.178318801</meta:creation-date>
    <dc:date>2018-03-28T01:05:17.079659614</dc:date>
    <meta:editing-duration>PT9M48S</meta:editing-duration>
    <meta:editing-cycles>1</meta:editing-cycles>
    <meta:document-statistic meta:table-count="0" meta:image-count="0" meta:object-count="0" meta:page-count="1" meta:paragraph-count="7" meta:word-count="62" meta:character-count="666" meta:non-whitespace-character-count="610"/>
    <meta:generator>LibreOffice/5.2.7.2$Linux_X86_64 LibreOffice_project/20m0$Build-2</meta:generator>
  </office:meta>
</office:document-meta>
</file>